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4868in" fo:margin-left="0.4875in" fo:margin-top="0in" fo:margin-bottom="0in" table:align="left" style:writing-mode="lr-tb"/>
    </style:style>
    <style:style style:name="Table1.A" style:family="table-column">
      <style:table-column-properties style:column-width="2.2229in"/>
    </style:style>
    <style:style style:name="Table1.B" style:family="table-column">
      <style:table-column-properties style:column-width="1.2854in"/>
    </style:style>
    <style:style style:name="Table1.C" style:family="table-column">
      <style:table-column-properties style:column-width="1.8701in"/>
    </style:style>
    <style:style style:name="Table1.D" style:family="table-column">
      <style:table-column-properties style:column-width="1.10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0.5pt solid #000001" style:writing-mode="lr-tb"/>
    </style:style>
    <style:style style:name="Table1.A7" style:family="table-cell">
      <style:table-cell-properties style:vertical-align="" fo:padding="0in" fo:border-left="0.5pt solid #000001" fo:border-right="0.5pt solid #000001" fo:border-top="none" fo:border-bottom="0.5pt solid #000001" style:writing-mode="lr-tb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style:letter-kerning="true" style:font-name-asian="Wingdings" style:font-size-asian="12pt" style:language-asian="en" style:country-asian="US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officeooo:paragraph-rsid="00247f56" style:letter-kerning="true" style:font-name-asian="Wingdings" style:font-size-asian="12pt" style:language-asian="en" style:country-asian="US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style:letter-kerning="true" style:font-name-asian="Wingdings" style:font-size-asian="12pt" style:language-asian="en" style:country-asian="US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officeooo:rsid="0021a712" officeooo:paragraph-rsid="0021a712" style:letter-kerning="true" style:font-name-asian="Wingdings" style:font-size-asian="12pt" style:language-asian="en" style:country-asian="US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officeooo:rsid="0021a712" officeooo:paragraph-rsid="002290a2" style:letter-kerning="true" style:font-name-asian="Wingdings" style:font-size-asian="12pt" style:language-asian="en" style:country-asian="US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officeooo:rsid="00247f56" officeooo:paragraph-rsid="00247f56" style:letter-kerning="true" style:font-name-asian="Wingdings" style:font-size-asian="12pt" style:language-asian="en" style:country-asian="US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officeooo:rsid="0028bcea" officeooo:paragraph-rsid="0028bcea" style:letter-kerning="true" style:font-name-asian="Wingdings" style:font-size-asian="12pt" style:language-asian="en" style:country-asian="US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officeooo:rsid="0029998b" officeooo:paragraph-rsid="0029998b" style:letter-kerning="true" style:font-name-asian="Wingdings" style:font-size-asian="12pt" style:language-asian="en" style:country-asian="US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officeooo:rsid="002abd4f" officeooo:paragraph-rsid="002abd4f" style:letter-kerning="true" style:font-name-asian="Wingdings" style:font-size-asian="12pt" style:language-asian="en" style:country-asian="US"/>
    </style:style>
    <style:style style:name="P10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/>
      <style:text-properties fo:color="#000000" style:font-name="Times New Roman" fo:font-size="12pt" fo:language="en" fo:country="US" officeooo:paragraph-rsid="0021a712" style:letter-kerning="tru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fo:font-weight="bold" officeooo:paragraph-rsid="00201f9a" style:letter-kerning="true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en" fo:country="US" fo:font-weight="normal" officeooo:rsid="00201f9a" officeooo:paragraph-rsid="00201f9a" style:letter-kerning="tru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000000" style:font-name="Times New Roman" fo:font-size="11pt" fo:language="en" fo:country="US" officeooo:rsid="0021a712" officeooo:paragraph-rsid="00201f9a" style:letter-kerning="true" style:font-name-asian="Wingdings" style:font-size-asian="11pt" style:language-asian="it" style:country-asian="IT"/>
    </style:style>
    <style:style style:name="P14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000000" style:font-name="Times New Roman" fo:font-size="11pt" fo:language="en" fo:country="US" fo:font-weight="normal" officeooo:rsid="00201f9a" officeooo:paragraph-rsid="00201f9a" style:letter-kerning="tru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000000" style:font-name="Times New Roman" fo:font-size="11pt" fo:language="en" fo:country="US" fo:font-weight="normal" officeooo:rsid="0021a712" officeooo:paragraph-rsid="0021a712" style:letter-kerning="tru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fo:color="#000000" style:font-name="Times New Roman" fo:font-size="10pt" fo:language="en" fo:country="US" officeooo:rsid="00247f56" officeooo:paragraph-rsid="00247f56" style:letter-kerning="true" style:font-name-asian="Wingdings" style:font-size-asian="10pt" style:language-asian="hi" style:country-asian="IN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officeooo:paragraph-rsid="0021a712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officeooo:paragraph-rsid="002290a2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officeooo:paragraph-rsid="00247f56"/>
    </style:style>
    <style:style style:name="P21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officeooo:paragraph-rsid="00201f9a"/>
    </style:style>
    <style:style style:name="P22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officeooo:paragraph-rsid="0021a712"/>
    </style:style>
    <style:style style:name="P2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/>
      <style:text-properties officeooo:paragraph-rsid="0021a712"/>
    </style:style>
    <style:style style:name="P24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fo:font-weight="normal" officeooo:paragraph-rsid="00201f9a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fo:font-weight="normal" officeooo:rsid="00201f9a" officeooo:paragraph-rsid="00201f9a" style:font-weight-asian="normal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/>
      <style:text-properties style:font-name="Times New Roman" fo:font-size="12pt" fo:language="en" fo:country="US" officeooo:paragraph-rsid="0021a712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27" style:family="paragraph" style:parent-style-name="Plain_20_Text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1pt" fo:language="it" fo:country="IT" style:letter-kerning="true" style:font-name-asian="Wingdings" style:font-size-asian="11pt" style:language-asian="en" style:country-asian="US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1.1252in" style:auto-text-indent="false" style:vertical-align="auto"/>
      <style:text-properties fo:color="#000000" style:font-name="Times New Roman" fo:font-size="11pt" fo:language="en" fo:country="US" style:letter-kerning="true" style:font-name-asian="Wingdings" style:font-size-asian="11pt" style:language-asian="en" style:country-asian="US"/>
    </style:style>
    <style:style style:name="P29" style:family="paragraph" style:parent-style-name="Standard">
      <style:paragraph-properties fo:margin-left="0.5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size="12pt" fo:language="it" fo:country="IT" style:letter-kerning="true" style:font-name-asian="Wingdings" style:font-size-asian="12pt" style:language-asian="en" style:country-asian="US"/>
    </style:style>
    <style:style style:name="P30" style:family="paragraph" style:parent-style-name="Standard">
      <style:paragraph-properties fo:margin-left="0in" fo:margin-right="0in" fo:text-align="start" style:justify-single-word="false" fo:orphans="0" fo:widows="0" fo:text-indent="0.5in" style:auto-text-indent="false" style:vertical-align="auto"/>
      <style:text-properties fo:color="#000000" style:font-name="Times New Roman" fo:font-size="11pt" fo:language="en" fo:country="US" fo:font-weight="bold" officeooo:paragraph-rsid="00201f9a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1" style:family="paragraph" style:parent-style-name="Title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/>
      <style:text-properties fo:color="#000000" style:font-name="Times New Roman" fo:font-size="14pt" fo:language="it" fo:country="IT" fo:font-weight="normal" style:letter-kerning="true" style:font-name-asian="Wingdings" style:font-size-asian="14pt" style:language-asian="en" style:country-asian="US" style:font-weight-asian="normal"/>
    </style:style>
    <style:style style:name="T1" style:family="text">
      <style:text-properties fo:color="#000000" style:font-name="Times New Roman" fo:font-size="12pt" fo:language="en" fo:country="US" style:letter-kerning="true" style:font-name-asian="Wingdings" style:font-size-asian="12pt" style:language-asian="en" style:country-asian="US"/>
    </style:style>
    <style:style style:name="T2" style:family="text">
      <style:text-properties fo:color="#000000" style:font-name="Times New Roman" fo:font-size="12pt" fo:language="en" fo:country="US" officeooo:rsid="0021a712" style:letter-kerning="true" style:font-name-asian="Wingdings" style:font-size-asian="12pt" style:language-asian="en" style:country-asian="US"/>
    </style:style>
    <style:style style:name="T3" style:family="text">
      <style:text-properties fo:color="#000000" style:font-name="Times New Roman" fo:font-size="12pt" fo:language="en" fo:country="US" officeooo:rsid="00247f56" style:letter-kerning="true" style:font-name-asian="Wingdings" style:font-size-asian="12pt" style:language-asian="en" style:country-asian="US"/>
    </style:style>
    <style:style style:name="T4" style:family="text">
      <style:text-properties fo:color="#000000" style:font-name="Times New Roman" fo:font-size="12pt" fo:language="en" fo:country="US" officeooo:rsid="0025cb82" style:letter-kerning="true" style:font-name-asian="Wingdings" style:font-size-asian="12pt" style:language-asian="en" style:country-asian="US"/>
    </style:style>
    <style:style style:name="T5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6" style:family="text">
      <style:text-properties fo:color="#000000" style:font-name="Times New Roman" fo:font-size="12pt" fo:language="en" fo:country="US" officeooo:rsid="00247f56" style:letter-kerning="tru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7" style:family="text">
      <style:text-properties fo:color="#000000" style:font-name="Times New Roman" fo:font-size="11pt" fo:language="en" fo:country="US" style:letter-kerning="tru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000000" style:font-name="Times New Roman" fo:font-size="11pt" fo:language="en" fo:country="US" officeooo:rsid="00201f9a" style:letter-kerning="tru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fo:color="#000000" style:font-name="Times New Roman" fo:font-size="11pt" fo:language="en" fo:country="US" officeooo:rsid="0021a712" style:letter-kerning="tru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0" style:family="text">
      <style:text-properties fo:color="#000000" style:font-name="Times New Roman" fo:font-size="11pt" fo:language="en" fo:country="US" style:letter-kerning="true" style:font-name-asian="Wingdings" style:font-size-asian="11pt" style:language-asian="it" style:country-asian="IT"/>
    </style:style>
    <style:style style:name="T11" style:family="text">
      <style:text-properties fo:color="#000000" style:font-name="Times New Roman" fo:font-size="11pt" fo:language="en" fo:country="US" officeooo:rsid="0021a712" style:letter-kerning="true" style:font-name-asian="Wingdings" style:font-size-asian="11pt" style:language-asian="it" style:country-asian="IT"/>
    </style:style>
    <style:style style:name="T12" style:family="text">
      <style:text-properties fo:color="#000000" style:font-name="Times New Roman" fo:font-size="11pt" fo:language="en" fo:country="US" officeooo:rsid="00247f56" style:letter-kerning="true" style:font-name-asian="Wingdings" style:font-size-asian="11pt" style:language-asian="en" style:country-asian="US"/>
    </style:style>
    <style:style style:name="T13" style:family="text">
      <style:text-properties fo:color="#000000" style:font-name="Times New Roman" fo:font-size="11pt" fo:language="en" fo:country="US" officeooo:rsid="00277d6e" style:letter-kerning="true" style:font-name-asian="Wingdings" style:font-size-asian="11pt" style:language-asian="en" style:country-asian="US"/>
    </style:style>
    <style:style style:name="T14" style:family="text">
      <style:text-properties fo:color="#000000" style:font-name="Times New Roman" fo:font-size="11pt" fo:language="en" fo:country="US" officeooo:rsid="0021a712" style:letter-kerning="true" style:font-name-asian="Wingdings" style:font-size-asian="11pt" style:language-asian="en" style:country-asian="US"/>
    </style:style>
    <style:style style:name="T15" style:family="text">
      <style:text-properties fo:color="#000000" style:font-name="Times New Roman" fo:font-size="11pt" fo:language="en" fo:country="US" fo:font-weight="normal" officeooo:rsid="0021a712" style:letter-kerning="tru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6" style:family="text">
      <style:text-properties officeooo:rsid="0025cb82"/>
    </style:style>
    <style:style style:name="T17" style:family="text">
      <style:text-properties officeooo:rsid="002c19e3"/>
    </style:style>
    <style:style style:name="T18" style:family="text">
      <style:text-properties officeooo:rsid="002db077"/>
    </style:style>
    <style:style style:name="T19" style:family="text">
      <style:text-properties officeooo:rsid="002ed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0">D1. Definition of the problem to be solved</text:p>
      <text:p text:style-name="P11">Students grades</text:p>
      <text:p text:style-name="P12">The school needs different statistics for students in the current year.</text:p>
      <text:p text:style-name="P27"/>
      <text:p text:style-name="P30">D2. Rigorous specification, with:</text:p>
      <text:p text:style-name="P24"><text:span text:style-name="T7">* </text:span><text:span text:style-name="T8">Adding student </text:span></text:p>
      <text:p text:style-name="P25"><text:span text:style-name="T9">DATA</text:span><text:span text:style-name="T7">: a student (</text:span><text:span text:style-name="T9">nr.matricol, </text:span><text:span text:style-name="T7">name, address, birthdate) from the input file</text:span></text:p>
      <text:p text:style-name="P14">Example of student:</text:p>
      <text:p text:style-name="P25"><text:span text:style-name="T9">1|</text:span><text:span text:style-name="T7">Daniel Pop|Tabacari street|04-05-1995</text:span></text:p>
      <text:p text:style-name="P14"/>
      <text:p text:style-name="P25"><text:span text:style-name="T7">* </text:span><text:span text:style-name="T9">Adding grades</text:span></text:p>
      <text:p text:style-name="P15">DATA: a grade (nr. Matricol, m grades) <text:span text:style-name="T17">from the input file</text:span></text:p>
      <text:p text:style-name="P15">Example of grade:</text:p>
      <text:p text:style-name="P15">1</text:p>
      <text:p text:style-name="P15">Biology<text:span text:style-name="T19">=</text:span>5</text:p>
      <text:p text:style-name="P15">Math<text:span text:style-name="T19">=</text:span>10</text:p>
      <text:p text:style-name="P15">Computer science<text:span text:style-name="T19">=</text:span>10</text:p>
      <text:p text:style-name="P15"/>
      <text:p text:style-name="P15">RESULTS: the vector with the students <text:s/>is updated with <text:s/>the new added students and their grades and final mark <text:span text:style-name="T18">from the input files.</text:span></text:p>
      <text:p text:style-name="P15">The client will provide the file with students and the file with their grades, and after he runs the program, he will get several output files with different statistics.</text:p>
      <text:p text:style-name="P15">If the user wants to add <text:s/>a new expense or update old expense, he needs to edit the input files and run the program again</text:p>
      <text:p text:style-name="P15"/>
      <text:p text:style-name="P15">The statistics the client will receive:</text:p>
      <text:p text:style-name="P22"><text:span text:style-name="T15">- a file with students with their </text:span><text:bookmark text:name="result_box"/><text:span text:style-name="T7">overall average</text:span><text:span text:style-name="T15">, sorted descending by </text:span><text:bookmark text:name="result_box8"/><text:span text:style-name="T15">overall average</text:span></text:p>
      <text:p text:style-name="P15">- a file with students that did not pass the year and subjects they failed</text:p>
      <text:p text:style-name="P21"><text:span text:style-name="T10">- </text:span><text:span text:style-name="T11">a file with the best students at every subject, a entry will be like: name subject, first place name</text:span></text:p>
      <text:p text:style-name="P13">- a file with students sorted by their age</text:p>
      <text:p text:style-name="P13">- a file with students that passed all their exams, descending by their overall average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Input or output variable</text:p>
          </table:table-cell>
          <table:table-cell table:style-name="Table1.A1" office:value-type="string">
            <text:p text:style-name="P18"><text:span text:style-name="T1">t</text:span><text:span text:style-name="T5">ype</text:span><field:fieldmark-start text:name="__Fieldmark__111_271698361" field:type="SYMBOL 206 \f &quot;Symbol&quot; \s 12"/><field:fieldmark-end/> {simple, vector, file}</text:p>
          </table:table-cell>
          <table:table-cell table:style-name="Table1.A1" office:value-type="string">
            <text:p text:style-name="P3"/>
            <text:p text:style-name="P3"/>
            <text:p text:style-name="P10">meaning</text:p>
          </table:table-cell>
          <table:table-cell table:style-name="Table1.A1" office:value-type="string">
            <text:p text:style-name="P26">complexity</text:p>
            <text:p text:style-name="P23"><field:fieldmark-start text:name="__Fieldmark__126_271698361" field:type="SYMBOL 206 \f &quot;Symbol&quot; \s 11"/><field:fieldmark-end/>{simple, average, complex}</text:p>
          </table:table-cell>
        </table:table-row>
        <table:table-row table:style-name="Table1.1">
          <table:table-cell table:style-name="Table1.A1" office:value-type="string">
            <text:p text:style-name="P4">Students.dat</text:p>
          </table:table-cell>
          <table:table-cell table:style-name="Table1.A1" office:value-type="string">
            <text:p text:style-name="P17"><text:span text:style-name="T1">Internal </text:span><text:span text:style-name="T2">file</text:span></text:p>
          </table:table-cell>
          <table:table-cell table:style-name="Table1.A1" office:value-type="string">
            <text:p text:style-name="P1"><text:s/>Hold the students</text:p>
          </table:table-cell>
          <table:table-cell table:style-name="Table1.A1" office:value-type="string">
            <text:p text:style-name="P17"><text:span text:style-name="T1"><text:s/></text:span><text:span text:style-name="T2">average(7)</text:span></text:p>
          </table:table-cell>
        </table:table-row>
        <table:table-row table:style-name="Table1.1">
          <table:table-cell table:style-name="Table1.A1" office:value-type="string">
            <text:p text:style-name="P4">students_grades.dat</text:p>
          </table:table-cell>
          <table:table-cell table:style-name="Table1.A1" office:value-type="string">
            <text:p text:style-name="P18"><text:span text:style-name="T1">Internal </text:span><text:span text:style-name="T4">f</text:span><text:span text:style-name="T2">ile</text:span></text:p>
          </table:table-cell>
          <table:table-cell table:style-name="Table1.A1" office:value-type="string">
            <text:p text:style-name="P1"><text:s/>Hold the <text:span text:style-name="T16">students</text:span> grades</text:p>
          </table:table-cell>
          <table:table-cell table:style-name="Table1.A1" office:value-type="string">
            <text:p text:style-name="P20"><text:span text:style-name="T1"><text:s/></text:span><text:span text:style-name="T3">complex</text:span><text:span text:style-name="T2">(</text:span><text:span text:style-name="T3">10</text:span><text:span text:style-name="T2">)</text:span></text:p>
          </table:table-cell>
        </table:table-row>
        <table:table-row table:style-name="Table1.1">
          <table:table-cell table:style-name="Table1.A1" office:value-type="string">
            <text:p text:style-name="P6">students_desc.txt</text:p>
          </table:table-cell>
          <table:table-cell table:style-name="Table1.A1" office:value-type="string">
            <text:p text:style-name="P1">External <text:span text:style-name="T16">f</text:span>ile</text:p>
          </table:table-cell>
          <table:table-cell table:style-name="Table1.A1" office:value-type="string">
            <text:p text:style-name="P7"><text:s/>All the students by descending</text:p>
          </table:table-cell>
          <table:table-cell table:style-name="Table1.A1" office:value-type="string">
            <text:p text:style-name="P5"><text:s/>average(10)</text:p>
          </table:table-cell>
        </table:table-row>
        <table:table-row table:style-name="Table1.1">
          <table:table-cell table:style-name="Table1.A1" office:value-type="string">
            <text:p text:style-name="P6">students_nonpassing.txt</text:p>
          </table:table-cell>
          <table:table-cell table:style-name="Table1.A1" office:value-type="string">
            <text:p text:style-name="P1">External <text:span text:style-name="T16">f</text:span>ile</text:p>
          </table:table-cell>
          <table:table-cell table:style-name="Table1.A1" office:value-type="string">
            <text:p text:style-name="P7">All students that did not pass the year.</text:p>
          </table:table-cell>
          <table:table-cell table:style-name="Table1.A1" office:value-type="string">
            <text:p text:style-name="P19"><text:span text:style-name="T1"><text:s/></text:span><text:span text:style-name="T2">average(10)</text:span></text:p>
          </table:table-cell>
        </table:table-row>
        <table:table-row table:style-name="Table1.1">
          <table:table-cell table:style-name="Table1.A1" office:value-type="string">
            <text:p text:style-name="P6">students_best.txt</text:p>
          </table:table-cell>
          <table:table-cell table:style-name="Table1.A1" office:value-type="string">
            <text:p text:style-name="P1">External <text:span text:style-name="T16">f</text:span>ile</text:p>
          </table:table-cell>
          <table:table-cell table:style-name="Table1.A1" office:value-type="string">
            <text:p text:style-name="P7">All the best students organized by subject</text:p>
          </table:table-cell>
          <table:table-cell table:style-name="Table1.A1" office:value-type="string">
            <text:p text:style-name="P19"><text:span text:style-name="T1"><text:s/></text:span><text:span text:style-name="T3">complex</text:span><text:span text:style-name="T2">(</text:span><text:span text:style-name="T3">15</text:span><text:span text:style-name="T2">)</text:span></text:p>
          </table:table-cell>
        </table:table-row>
        <table:table-row table:style-name="Table1.1">
          <table:table-cell table:style-name="Table1.A7" office:value-type="string">
            <text:p text:style-name="P16">students_age.txt</text:p>
          </table:table-cell>
          <table:table-cell table:style-name="Table1.A7" office:value-type="string">
            <text:p text:style-name="P2">External <text:span text:style-name="T16">f</text:span>ile</text:p>
          </table:table-cell>
          <table:table-cell table:style-name="Table1.A7" office:value-type="string">
            <text:p text:style-name="P8">All students sorted by age</text:p>
          </table:table-cell>
          <table:table-cell table:style-name="Table1.A7" office:value-type="string">
            <text:p text:style-name="P20"><text:span text:style-name="T1"><text:s/></text:span><text:span text:style-name="T5">simple</text:span><text:span text:style-name="T6">(7)</text:span></text:p>
          </table:table-cell>
        </table:table-row>
        <table:table-row table:style-name="Table1.1">
          <table:table-cell table:style-name="Table1.A7" office:value-type="string">
            <text:p text:style-name="P16">students_all_exams.txt</text:p>
          </table:table-cell>
          <table:table-cell table:style-name="Table1.A7" office:value-type="string">
            <text:p text:style-name="P2">External <text:span text:style-name="T16">f</text:span>ile</text:p>
          </table:table-cell>
          <table:table-cell table:style-name="Table1.A7" office:value-type="string">
            <text:p text:style-name="P9">All students that passed their exams</text:p>
          </table:table-cell>
          <table:table-cell table:style-name="Table1.A7" office:value-type="string">
            <text:p text:style-name="P20"><text:span text:style-name="T1"><text:s/></text:span><text:span text:style-name="T5">simple</text:span><text:span text:style-name="T6">(7)</text:span></text:p>
          </table:table-cell>
        </table:table-row>
      </table:table>
      <text:p text:style-name="P28"/>
      <text:p text:style-name="P18"><text:span text:style-name="T14">FP = </text:span><text:span text:style-name="T12">7 + 10 +10 +10 + 15 + 7 + 7 </text:span><text:span text:style-name="T13">= 6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2" fo:widows="2" fo:text-indent="0in" style:auto-text-indent="false" fo:keep-with-next="always" style:vertical-align="auto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en" style:country-asian="US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en" style:country-asian="US"/>
    </style:style>
    <style:style style:name="List" style:family="paragraph" style:parent-style-name="Text_20_body" style:default-outline-level="" style:class="list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en" style:country-asian="US"/>
    </style:style>
    <style:style style:name="Caption" style:family="paragraph" style:parent-style-name="Standard" style:default-outline-level="" style:class="extra">
      <style:paragraph-properties fo:margin-left="0in" fo:margin-right="0in" fo:margin-top="0.0835in" fo:margin-bottom="0.0835in" loext:contextual-spacing="false" fo:text-align="start" style:justify-single-word="false" fo:orphans="2" fo:widows="2" fo:text-indent="0in" style:auto-text-indent="false" style:vertical-align="auto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en" style:country-asian="US" style:font-style-asian="italic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en" style:country-asian="US"/>
    </style:style>
    <style:style style:name="Heading_20_1" style:display-name="Heading 1" style:family="paragraph" style:parent-style-name="Standard" style:default-outline-level="" style:class="text">
      <style:paragraph-properties fo:margin-left="0in" fo:margin-right="0in" fo:text-align="start" style:justify-single-word="false" fo:orphans="2" fo:widows="2" fo:text-indent="0in" style:auto-text-indent="false" fo:keep-with-next="always" style:vertical-align="auto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en" style:country-asian="US"/>
    </style:style>
    <style:style style:name="Heading_20_2" style:display-name="Heading 2" style:family="paragraph" style:parent-style-name="Standard" style:default-outline-level="" style:class="text">
      <style:paragraph-properties fo:margin-left="0in" fo:margin-right="0in" fo:text-align="start" style:justify-single-word="false" fo:orphans="2" fo:widows="2" fo:text-indent="0in" style:auto-text-indent="false" fo:keep-with-next="always" style:vertical-align="auto"/>
      <style:text-properties fo:color="#000000" style:font-name="Times New Roman" fo:font-family="'Times New Roman'" style:font-family-generic="roman" style:font-pitch="variable" fo:font-size="12pt" fo:language="en" fo:country="US" fo:font-weight="bold" style:letter-kerning="true" style:font-name-asian="Liberation Serif1" style:font-family-asian="'Liberation Serif'" style:font-family-generic-asian="system" style:font-pitch-asian="variable" style:font-size-asian="12pt" style:language-asian="en" style:country-asian="US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left="0in" fo:margin-right="0in" fo:text-align="start" style:justify-single-word="false" fo:orphans="2" fo:widows="2" fo:text-indent="0.5in" style:auto-text-indent="false" fo:keep-with-next="always" style:vertical-align="auto"/>
      <style:text-properties fo:color="#000000" style:font-name="Times New Roman" fo:font-family="'Times New Roman'" style:font-family-generic="roman" style:font-pitch="variable" fo:font-size="14pt" fo:language="en" fo:country="US" fo:font-weight="bold" style:letter-kerning="true" style:font-name-asian="Liberation Serif1" style:font-family-asian="'Liberation Serif'" style:font-family-generic-asian="system" style:font-pitch-asian="variable" style:font-size-asian="14pt" style:language-asian="en" style:country-asian="US" style:font-weight-asian="bold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en" style:country-asian="US"/>
    </style:style>
    <style:style style:name="Document_20_Map" style:display-name="Document Map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ahoma" fo:font-family="Tahoma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en" style:country-asian="US"/>
    </style:style>
    <style:style style:name="Body_20_Text_20_Indent_20_2" style:display-name="Body Text Indent 2" style:family="paragraph" style:parent-style-name="Standard" style:default-outline-level="">
      <style:paragraph-properties fo:margin-left="0.3126in" fo:margin-right="0in" fo:text-align="start" style:justify-single-word="false" fo:orphans="2" fo:widows="2" fo:text-indent="-0.3126in" style:auto-text-indent="false" style:vertical-align="auto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en" style:country-asian="US"/>
    </style:style>
    <style:style style:name="Body_20_Text_20_Indent_20_3" style:display-name="Body Text Indent 3" style:family="paragraph" style:parent-style-name="Standard" style:default-outline-level="">
      <style:paragraph-properties fo:margin-left="0in" fo:margin-right="0in" fo:text-align="start" style:justify-single-word="false" fo:orphans="2" fo:widows="2" fo:text-indent="0.5in" style:auto-text-indent="false" style:vertical-align="auto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en" style:country-asian="US"/>
    </style:style>
    <style:style style:name="Title" style:family="paragraph" style:parent-style-name="Standard" style:default-outline-level="" style:class="chapter">
      <style:paragraph-properties fo:margin-left="0in" fo:margin-right="0in" fo:text-align="center" style:justify-single-word="false" fo:orphans="2" fo:widows="2" fo:text-indent="0in" style:auto-text-indent="false" style:vertical-align="auto"/>
      <style:text-properties fo:color="#000000" style:font-name="Times New Roman" fo:font-family="'Times New Roman'" style:font-family-generic="roman" style:font-pitch="variable" fo:font-size="10pt" fo:language="en" fo:country="US" fo:font-weight="bold" style:letter-kerning="true" style:font-name-asian="Liberation Serif1" style:font-family-asian="'Liberation Serif'" style:font-family-generic-asian="system" style:font-pitch-asian="variable" style:font-size-asian="10pt" style:language-asian="en" style:country-asian="US" style:font-weight-asian="bold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Courier New" fo:font-family="'Courier New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en" style:country-asian="US"/>
    </style:style>
    <style:style style:name="Table_20_Contents" style:display-name="Table Contents" style:family="paragraph" style:parent-style-name="Standard" style:default-outline-level="" style:class="extra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en" style:country-asian="U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IECT INDIVIDUAL</dc:title>
    <meta:initial-creator>frentiu</meta:initial-creator>
    <meta:creation-date>2002-01-30T22:02:00</meta:creation-date>
    <dc:date>2015-04-13T15:38:36.658923742</dc:date>
    <meta:print-date>2003-02-11T07:56:00</meta:print-date>
    <meta:editing-duration>PT1H29M18S</meta:editing-duration>
    <meta:editing-cycles>14</meta:editing-cycles>
    <meta:generator>LibreOffice/4.4.2.2$Linux_X86_64 LibreOffice_project/40m0$Build-2</meta:generator>
    <meta:document-statistic meta:table-count="1" meta:image-count="0" meta:object-count="0" meta:page-count="1" meta:paragraph-count="58" meta:word-count="321" meta:character-count="1939" meta:non-whitespace-character-count="1666"/>
  </office:meta>
</office:document-meta>
</file>